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364000001DD971E50C8A1BB1E2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P2" style:family="paragraph">
      <loext:graphic-properties draw:fill-color="#ff0000"/>
      <style:paragraph-properties fo:text-align="center"/>
    </style:style>
    <style:style style:name="P3" style:family="paragraph">
      <loext:graphic-properties draw:fill-color="#dddddd"/>
    </style:style>
    <style:style style:name="fr1" style:family="graphic" style:parent-style-name="Graphics">
      <style:graphic-properties style:run-through="foreground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width="0.101cm" svg:stroke-color="#ff0000" draw:marker-start="" draw:marker-end="Linienspitzen_20_1" draw:fill-color="#ff0000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fill-color="#dddddd" draw:textarea-horizontal-align="justify" draw:textarea-vertical-align="middle" draw:auto-grow-height="false" fo:min-height="1.785cm" fo:min-width="2.649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<draw:custom-shape text:anchor-type="paragraph" draw:z-index="1" draw:name="Form 1" draw:style-name="gr3" draw:text-style-name="P3" svg:width="2.841cm" svg:height="1.976cm" svg:x="12.478cm" svg:y="4.392cm"><text:p><text:s/>HTML Seite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" draw:name="Form 2" draw:style-name="gr3" draw:text-style-name="P3" svg:width="2.841cm" svg:height="1.976cm" svg:x="13.007cm" svg:y="4.745cm"><text:p><text:s/>HTML Seite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3" draw:name="Form 3" draw:style-name="gr3" draw:text-style-name="P3" svg:width="2.841cm" svg:height="1.976cm" svg:x="13.483cm" svg:y="5.08cm"><text:p><text:s/>HTML Seite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4" draw:name="Linie 1" draw:style-name="gr2" draw:text-style-name="P2" svg:x1="12.477cm" svg:y1="5.574cm" svg:x2="9.708cm" svg:y2="5.362cm"><text:p/></draw:line><draw:line text:anchor-type="paragraph" draw:z-index="5" draw:name="Horizontale Linie 5" draw:style-name="gr1" draw:text-style-name="P1" svg:x1="9.32cm" svg:y1="12.314cm" svg:x2="11.082cm" svg:y2="12.314cm"><text:p/></draw:line><draw:frame draw:style-name="fr1" draw:name="Bild1" text:anchor-type="char" svg:x="0cm" svg:y="0.667cm" svg:width="17cm" svg:height="9.342cm" draw:z-index="0"><draw:image xlink:href="Pictures/1000000000000364000001DD971E50C8A1BB1E2C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marker draw:name="Linienspitzen_20_1" draw:display-name="Linienspitzen 1" svg:viewBox="0 7 20 13" svg:d="M0 20l10-13 10 13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2-19T17:30:14.952000000</meta:creation-date>
    <dc:date>2023-02-19T17:41:02.403000000</dc:date>
    <meta:editing-duration>PT10M48S</meta:editing-duration>
    <meta:editing-cycles>2</meta:editing-cycles>
    <meta:generator>LibreOffice/7.5.0.3$Windows_X86_64 LibreOffice_project/c21113d003cd3efa8c53188764377a8272d9d6de</meta:generator>
    <meta:document-statistic meta:table-count="0" meta:image-count="1" meta:object-count="0" meta:page-count="1" meta:paragraph-count="0" meta:word-count="0" meta:character-count="0" meta:non-whitespace-character-count="0"/>
  </office:meta>
</office:document-meta>
</file>